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e9614" officeooo:paragraph-rsid="001e9614"/>
    </style:style>
    <style:style style:name="P2" style:family="paragraph" style:parent-style-name="Standard" style:list-style-name="L2">
      <style:text-properties officeooo:rsid="001e9614" officeooo:paragraph-rsid="001e961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59219394" text:style-name="L1">
        <text:list-item>
          <text:p text:style-name="P1">¿Qué es un Servidor Empresarial?</text:p>
        </text:list-item>
      </text:list>
      <text:list xml:id="list943618888" text:style-name="L2">
        <text:list-item>
          <text:p text:style-name="P2">Un servidor es un ordenador diseñado específicamente para procesar la información y los programas y, distribuirlos entre los equipos que estén conectados a él.</text:p>
        </text:list-item>
      </text:list>
      <text:list xml:id="list141535012870145" text:continue-list="list3659219394" text:style-name="L1">
        <text:list-item>
          <text:p text:style-name="P1">Usuarios y Grupos. Tipos de Usuarios.</text:p>
          <text:p text:style-name="P1"/>
        </text:list-item>
        <text:list-item>
          <text:p text:style-name="P1"/>
        </text:list-item>
        <text:list-item>
          <text:p text:style-name="P1"/>
        </text:list-item>
        <text:list-item>
          <text:p text:style-name="P1">Active Directory Domain Service (AD DS)</text:p>
        </text:list-item>
        <text:list-item>
          <text:p text:style-name="P1">Netbios Domain Name</text:p>
        </text:list-item>
        <text:list-item>
          <text:p text:style-name="P1">Bosque de dominio</text:p>
        </text:list-item>
        <text:list-item>
          <text:p text:style-name="P1">Unidad Organizativ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3:44:30.625207293</meta:creation-date>
    <dc:date>2022-02-02T14:15:34.786000561</dc:date>
    <meta:editing-duration>PT10M33S</meta:editing-duration>
    <meta:editing-cycles>1</meta:editing-cycles>
    <meta:document-statistic meta:table-count="0" meta:image-count="0" meta:object-count="0" meta:page-count="1" meta:paragraph-count="9" meta:word-count="58" meta:character-count="339" meta:non-whitespace-character-count="297"/>
    <meta:generator>LibreOffice/7.2.5.2.0$Linux_X86_64 LibreOffice_project/20$Build-2</meta:generator>
  </office:meta>
</office:document-meta>
</file>